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6.927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6.544cm"/>
    </style:style>
    <style:style style:name="co5" style:family="table-column">
      <style:table-column-properties fo:break-before="auto" style:column-width="4.8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5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c_present_shapi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st(statistic = c(W = 0.48274073899513)</text:p>
          </table:table-cell>
          <table:table-cell office:value-type="string" calcext:value-type="string">
            <text:p><text:s/>p.value = 8.97053866704694e-31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[[i]]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st(statistic = c(W = 0.799848051604914)</text:p>
          </table:table-cell>
          <table:table-cell office:value-type="string" calcext:value-type="string">
            <text:p><text:s/>p.value = 1.39067531700632e-20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[[i]]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st(statistic = c(W = 0.827860750505018)</text:p>
          </table:table-cell>
          <table:table-cell office:value-type="string" calcext:value-type="string">
            <text:p><text:s/>p.value = 3.64567354032365e-19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[[i]]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st(statistic = c(W = 0.781606167977172)</text:p>
          </table:table-cell>
          <table:table-cell office:value-type="string" calcext:value-type="string">
            <text:p><text:s/>p.value = 1.98441529811381e-21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[[i]]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st(statistic = c(W = 0.758298578065061)</text:p>
          </table:table-cell>
          <table:table-cell office:value-type="string" calcext:value-type="string">
            <text:p><text:s/>p.value = 1.95688706742562e-22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[[i]]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st(statistic = c(W = 0.928975039792644)</text:p>
          </table:table-cell>
          <table:table-cell office:value-type="string" calcext:value-type="string">
            <text:p><text:s/>p.value = 6.18266636821437e-12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[[i]]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st(statistic = c(W = 0.83494795437652)</text:p>
          </table:table-cell>
          <table:table-cell office:value-type="string" calcext:value-type="string">
            <text:p><text:s/>p.value = 8.8634004041188e-19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[[i]]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st(statistic = c(W = 0.896638317877131)</text:p>
          </table:table-cell>
          <table:table-cell office:value-type="string" calcext:value-type="string">
            <text:p><text:s/>p.value = 9.04138800827053e-15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[[i]]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(statistic = c(W = 0.904665938000718)</text:p>
          </table:table-cell>
          <table:table-cell office:value-type="string" calcext:value-type="string">
            <text:p><text:s/>p.value = 3.94032596014617e-14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[[i]]")</text:p>
          </table:table-cell>
        </table:table-row>
      </table:table>
      <table:table table:name="occ_holocene_shapiro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st(statistic = c(W = 0.296933183634407)</text:p>
          </table:table-cell>
          <table:table-cell office:value-type="string" calcext:value-type="string">
            <text:p><text:s/>p.value = 4.81109365601461e-21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2[[i]]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st(statistic = c(W = 0.656489850879745)</text:p>
          </table:table-cell>
          <table:table-cell office:value-type="string" calcext:value-type="string">
            <text:p><text:s/>p.value = 5.00484523446159e-15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2[[i]]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st(statistic = c(W = 0.778337156356578)</text:p>
          </table:table-cell>
          <table:table-cell office:value-type="string" calcext:value-type="string">
            <text:p><text:s/>p.value = 6.90216300373706e-12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2[[i]]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st(statistic = c(W = 0.801986427529581)</text:p>
          </table:table-cell>
          <table:table-cell office:value-type="string" calcext:value-type="string">
            <text:p><text:s/>p.value = 3.81406646581629e-11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2[[i]]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st(statistic = c(W = 0.849125020346126)</text:p>
          </table:table-cell>
          <table:table-cell office:value-type="string" calcext:value-type="string">
            <text:p><text:s/>p.value = 1.81730643779642e-09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2[[i]]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st(statistic = c(W = 0.778754576206501)</text:p>
          </table:table-cell>
          <table:table-cell office:value-type="string" calcext:value-type="string">
            <text:p><text:s/>p.value = 7.10576480378227e-12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2[[i]]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st(statistic = c(W = 0.810141585416724)</text:p>
          </table:table-cell>
          <table:table-cell office:value-type="string" calcext:value-type="string">
            <text:p><text:s/>p.value = 7.09927108804124e-11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2[[i]]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st(statistic = c(W = 0.875721105705471)</text:p>
          </table:table-cell>
          <table:table-cell office:value-type="string" calcext:value-type="string">
            <text:p><text:s/>p.value = 2.29446979071895e-08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2[[i]]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(statistic = c(W = 0.90494836483877)</text:p>
          </table:table-cell>
          <table:table-cell office:value-type="string" calcext:value-type="string">
            <text:p><text:s/>p.value = 5.65819200413164e-07</text:p>
          </table:table-cell>
          <table:table-cell office:value-type="string" calcext:value-type="string">
            <text:p><text:s/>method = "Shapiro-Wilk normality test"</text:p>
          </table:table-cell>
          <table:table-cell office:value-type="string" calcext:value-type="string">
            <text:p><text:s/>data.name = "env_shap2[[i]]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2T05:25:28.963000000</dc:date>
    <meta:editing-duration>PT1M50S</meta:editing-duration>
    <meta:editing-cycles>1</meta:editing-cycles>
    <meta:document-statistic meta:table-count="2" meta:cell-count="92" meta:object-count="0"/>
    <meta:generator>LibreOffice/7.5.0.3$Windows_X86_64 LibreOffice_project/c21113d003cd3efa8c53188764377a8272d9d6de</meta:generator>
  </office:meta>
</office:document-meta>
</file>